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n" fo:country="GB" officeooo:rsid="0001422d" officeooo:paragraph-rsid="0001422d" style:font-size-asian="10.5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158035140508368489" text:style-name="L1">
        <text:list-item>
          <text:p text:style-name="P1">Finding a solution to mid-term presentation and tutor meeting overlapping on the 27<text:span text:style-name="T1">th</text:span> of Februa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22:04:28.727000000</meta:creation-date>
    <dc:date>2015-02-21T22:07:48.279000000</dc:date>
    <meta:editing-duration>PT3M19S</meta:editing-duration>
    <meta:editing-cycles>1</meta:editing-cycles>
    <meta:document-statistic meta:table-count="0" meta:image-count="0" meta:object-count="0" meta:page-count="1" meta:paragraph-count="1" meta:word-count="16" meta:character-count="98" meta:non-whitespace-character-count="84"/>
    <meta:generator>LibreOffice/4.4.0.3$Windows_x86 LibreOffice_project/de093506bcdc5fafd9023ee680b8c60e3e0645d7</meta:generator>
  </office:meta>
</office:document-meta>
</file>